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4.88pt" svg:height="334.57pt" svg:x="66.67pt" svg:y="2.64pt">
            <draw:object draw:notify-on-update-of-ranges="Sheet1.A1:Sheet1.A164 Sheet1.B1:Sheet1.B54 Sheet1.B56:Sheet1.B108 Sheet1.B110:Sheet1.B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17" calcext:value-type="float">
            <text:p>12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7" calcext:value-type="float">
            <text:p>17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6" calcext:value-type="float">
            <text:p>18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1" calcext:value-type="float">
            <text:p>19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67" calcext:value-type="float">
            <text:p>25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20" calcext:value-type="float">
            <text:p>26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56" calcext:value-type="float">
            <text:p>28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4" calcext:value-type="float">
            <text:p>29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71" calcext:value-type="float">
            <text:p>30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77" calcext:value-type="float">
            <text:p>33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58" calcext:value-type="float">
            <text:p>34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78" calcext:value-type="float">
            <text:p>36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17" calcext:value-type="float">
            <text:p>37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89" calcext:value-type="float">
            <text:p>38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15" calcext:value-type="float">
            <text:p>4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51" calcext:value-type="float">
            <text:p>4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18" calcext:value-type="float">
            <text:p>43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87" calcext:value-type="float">
            <text:p>44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98" calcext:value-type="float">
            <text:p>46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81" calcext:value-type="float">
            <text:p>476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88" calcext:value-type="float">
            <text:p>487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891" calcext:value-type="float">
            <text:p>49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93" calcext:value-type="float">
            <text:p>50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99" calcext:value-type="float">
            <text:p>52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61" calcext:value-type="float">
            <text:p>53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91" calcext:value-type="float">
            <text:p>54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97" calcext:value-type="float">
            <text:p>55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59" calcext:value-type="float">
            <text:p>57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64" calcext:value-type="float">
            <text:p>58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66" calcext:value-type="float">
            <text:p>59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70" calcext:value-type="float">
            <text:p>60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0" calcext:value-type="float">
            <text:p>16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9" calcext:value-type="float">
            <text:p>19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13" calcext:value-type="float">
            <text:p>26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57" calcext:value-type="float">
            <text:p>28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87" calcext:value-type="float">
            <text:p>29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11" calcext:value-type="float">
            <text:p>30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36" calcext:value-type="float">
            <text:p>3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15" calcext:value-type="float">
            <text:p>35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42" calcext:value-type="float">
            <text:p>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56" calcext:value-type="float">
            <text:p>37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9" calcext:value-type="float">
            <text:p>39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82" calcext:value-type="float">
            <text:p>40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11" calcext:value-type="float">
            <text:p>42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39" calcext:value-type="float">
            <text:p>4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59" calcext:value-type="float">
            <text:p>44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78" calcext:value-type="float">
            <text:p>45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35" calcext:value-type="float">
            <text:p>47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64" calcext:value-type="float">
            <text:p>48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91" calcext:value-type="float">
            <text:p>49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16" calcext:value-type="float">
            <text:p>50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43" calcext:value-type="float">
            <text:p>51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81" calcext:value-type="float">
            <text:p>52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020" calcext:value-type="float">
            <text:p>54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56" calcext:value-type="float">
            <text:p>55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62" calcext:value-type="float">
            <text:p>564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94" calcext:value-type="float">
            <text:p>57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46" calcext:value-type="float">
            <text:p>58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55" calcext:value-type="float">
            <text:p>60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39" calcext:value-type="float">
            <text:p>18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3" calcext:value-type="float">
            <text:p>19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66" calcext:value-type="float">
            <text:p>23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67" calcext:value-type="float">
            <text:p>248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873" calcext:value-type="float">
            <text:p>258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85" calcext:value-type="float">
            <text:p>2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99" calcext:value-type="float">
            <text:p>27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13" calcext:value-type="float">
            <text:p>28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73" calcext:value-type="float">
            <text:p>3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62" calcext:value-type="float">
            <text:p>32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80" calcext:value-type="float">
            <text:p>33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61" calcext:value-type="float">
            <text:p>34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86" calcext:value-type="float">
            <text:p>36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05" calcext:value-type="float">
            <text:p>37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19" calcext:value-type="float">
            <text:p>38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32" calcext:value-type="float">
            <text:p>39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46" calcext:value-type="float">
            <text:p>40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57" calcext:value-type="float">
            <text:p>4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77" calcext:value-type="float">
            <text:p>42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92" calcext:value-type="float">
            <text:p>43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76" calcext:value-type="float">
            <text:p>44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93" calcext:value-type="float">
            <text:p>45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81" calcext:value-type="float">
            <text:p>47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11" calcext:value-type="float">
            <text:p>48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51" calcext:value-type="float">
            <text:p>49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20" calcext:value-type="float">
            <text:p>51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31" calcext:value-type="float">
            <text:p>54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27" calcext:value-type="float">
            <text:p>56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24" calcext:value-type="float">
            <text:p>57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25" calcext:value-type="float">
            <text:p>58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59" calcext:value-type="float">
            <text:p>59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82" calcext:value-type="float">
            <text:p>6058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41:21.923000000</meta:creation-date>
    <dc:date>2018-06-05T09:50:01.074000000</dc:date>
    <meta:editing-duration>PT8M38S</meta:editing-duration>
    <meta:editing-cycles>2</meta:editing-cycles>
    <meta:generator>LibreOffice/6.0.1.1$Windows_X86_64 LibreOffice_project/60bfb1526849283ce2491346ed2aa51c465abfe6</meta:generator>
    <meta:document-statistic meta:table-count="1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51cm" svg:height="11.804cm" xlink:href=".." xlink:type="simple" chart:class="chart:line" chart:style-name="ch1">
        <chart:title svg:x="8.921cm" svg:y="0.372cm" chart:style-name="ch2">
          <text:p>Queue size for 2 nodes</text:p>
        </chart:title>
        <chart:legend chart:legend-position="end" svg:x="20.243cm" svg:y="5.096cm" style:legend-expansion="high" chart:style-name="ch3"/>
        <chart:plot-area chart:style-name="ch4" table:cell-range-address="Sheet1.A1:Sheet1.A164 Sheet1.B1:Sheet1.B54 Sheet1.B56:Sheet1.B108 Sheet1.B110:Sheet1.B164" chart:data-source-has-labels="both" svg:x="1.456cm" svg:y="1.413cm" svg:width="18.332cm" svg:height="9.184cm">
          <chartooo:coordinate-region svg:x="2.138cm" svg:y="1.413cm" svg:width="17.65cm" svg:height="7.773cm"/>
          <chart:axis chart:dimension="x" chart:name="primary-x" chart:style-name="ch5" chartooo:axis-type="auto">
            <chartooo:date-scale/>
            <chart:title svg:x="9.866cm" svg:y="10.833cm" chart:style-name="ch6">
              <text:p>Time (ms)</text:p>
            </chart:title>
            <chart:categories table:cell-range-address="Sheet1.A1:Sheet1.A164"/>
          </chart:axis>
          <chart:axis chart:dimension="y" chart:name="primary-y" chart:style-name="ch5">
            <chart:title svg:x="0.451cm" svg:y="7.999cm" chart:style-name="ch7">
              <text:p>Queue size (max size is 50)</text:p>
            </chart:title>
            <chart:grid chart:style-name="ch8" chart:class="major"/>
          </chart:axis>
          <chart:series chart:style-name="ch9" chart:values-cell-range-address="Sheet1.B1:Sheet1.B54" loext:label-string="taildrop" chart:class="chart:line">
            <chart:data-point chart:repeated="54"/>
          </chart:series>
          <chart:series chart:style-name="ch10" chart:values-cell-range-address="Sheet1.B56:Sheet1.B108" loext:label-string="red" chart:class="chart:line">
            <chart:data-point chart:repeated="53"/>
          </chart:series>
          <chart:series chart:style-name="ch11" chart:values-cell-range-address="Sheet1.B110:Sheet1.B164" loext:label-string="delay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drop</text:p>
              </table:table-cell>
              <table:table-cell office:value-type="string">
                <text:p>red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float" office:value="1067">
                <text:p>1067</text:p>
                <draw:g>
                  <svg:desc>Sheet1.A1:Sheet1.A164</svg:desc>
                </draw:g>
              </table:table-cell>
              <table:table-cell office:value-type="float" office:value="12">
                <text:p>12</text:p>
                <draw:g>
                  <svg:desc>Sheet1.B1:Sheet1.B54</svg:desc>
                </draw:g>
              </table:table-cell>
              <table:table-cell office:value-type="float" office:value="7">
                <text:p>7</text:p>
                <draw:g>
                  <svg:desc>Sheet1.B56:Sheet1.B108</svg:desc>
                </draw:g>
              </table:table-cell>
              <table:table-cell office:value-type="float" office:value="20">
                <text:p>20</text:p>
                <draw:g>
                  <svg:desc>Sheet1.B110:Sheet1.B164</svg:desc>
                </draw:g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165">
                <text:p>316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31">
                <text:p>433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467">
                <text:p>5467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05">
                <text:p>650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559">
                <text:p>7559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623">
                <text:p>8623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23">
                <text:p>972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39">
                <text:p>1083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17">
                <text:p>121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23">
                <text:p>13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36">
                <text:p>1413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59">
                <text:p>1515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87">
                <text:p>16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217">
                <text:p>172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96">
                <text:p>18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21">
                <text:p>19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49">
                <text:p>2044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476">
                <text:p>2147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20">
                <text:p>225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69">
                <text:p>2356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617">
                <text:p>246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667">
                <text:p>2566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20">
                <text:p>267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56">
                <text:p>28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214">
                <text:p>29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271">
                <text:p>30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321">
                <text:p>3132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522">
                <text:p>325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577">
                <text:p>3357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958">
                <text:p>34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178">
                <text:p>361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17">
                <text:p>374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89">
                <text:p>387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15">
                <text:p>40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4">
                <text:p>410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18">
                <text:p>432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98">
                <text:p>465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681">
                <text:p>4768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788">
                <text:p>4878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891">
                <text:p>4989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993">
                <text:p>50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099">
                <text:p>5209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361">
                <text:p>533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791">
                <text:p>547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897">
                <text:p>5589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59">
                <text:p>57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64">
                <text:p>582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366">
                <text:p>593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470">
                <text:p>604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